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2d61e" officeooo:paragraph-rsid="0022d61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38de0" officeooo:paragraph-rsid="00238de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3cd61" officeooo:paragraph-rsid="0023cd6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4e595" officeooo:paragraph-rsid="0024e59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8eba6" officeooo:paragraph-rsid="0028eba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8eba6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c9e72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2e9103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e9103" officeooo:paragraph-rsid="002e910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31da3a" officeooo:paragraph-rsid="0031da3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07e3a" officeooo:paragraph-rsid="00307e3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officeooo:rsid="0036b068" officeooo:paragraph-rsid="0036b06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bold" officeooo:rsid="00307e3a" officeooo:paragraph-rsid="00307e3a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5f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bba" style:font-weight-asian="bold" style:font-weight-complex="bold"/>
    </style:style>
    <style:style style:name="T4" style:family="text">
      <style:text-properties fo:font-weight="bold" officeooo:rsid="002ae8a6" style:font-weight-asian="bold" style:font-weight-complex="bold"/>
    </style:style>
    <style:style style:name="T5" style:family="text">
      <style:text-properties fo:font-weight="bold" officeooo:rsid="002cd8d7" style:font-weight-asian="bold" style:font-weight-complex="bold"/>
    </style:style>
    <style:style style:name="T6" style:family="text">
      <style:text-properties officeooo:rsid="002ae8a6"/>
    </style:style>
    <style:style style:name="T7" style:family="text">
      <style:text-properties officeooo:rsid="002cd8d7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andos:</text:p>
      <text:p text:style-name="P15"/>
      <text:list xml:id="list1977131746338937880" text:style-name="L1">
        <text:list-item>
          <text:p text:style-name="P1">Cambiar de color a los mensajes de git::= <text:span text:style-name="T2">git config - -global color.ui true</text:span></text:p>
        </text:list-item>
        <text:list-item>
          <text:p text:style-name="P1">Ver el listado de nuestras configuraciones::= <text:span text:style-name="T2">git config - -global - -list</text:span></text:p>
        </text:list-item>
        <text:list-item>
          <text:p text:style-name="P2">Inicializa nuestro proyecto como uno de git::= <text:span text:style-name="T2">git init</text:span></text:p>
        </text:list-item>
        <text:list-item>
          <text:p text:style-name="P2">Muestra el estado de nuestro proyecto::= <text:span text:style-name="T2">git status</text:span></text:p>
        </text:list-item>
        <text:list-item>
          <text:p text:style-name="P3">Agregamos archivos a git::= <text:span text:style-name="T2">git add -a</text:span> (agrega todos los archivos)</text:p>
        </text:list-item>
        <text:list-item>
          <text:p text:style-name="P4">Guarda los cambios con un mensaje para identificarlos::= <text:span text:style-name="T2">git commit -m “&lt;mensaje&gt;”</text:span></text:p>
        </text:list-item>
        <text:list-item>
          <text:p text:style-name="P5">Nos da una lista de nuestro nuevos commits con su informacion::= <text:span text:style-name="T2">git log</text:span></text:p>
        </text:list-item>
        <text:list-item>
          <text:p text:style-name="P6">Movernos dentro de comits::= <text:span text:style-name="T2">git checkout </text:span><text:span text:style-name="T3">&lt;idCommit&gt;</text:span><text:span text:style-name="T1"> </text:span><text:span text:style-name="T3">nota:</text:span><text:span text:style-name="T1"> para regresar al estado actual usamos el comando </text:span><text:span text:style-name="T3">git checkout master.</text:span></text:p>
        </text:list-item>
        <text:list-item>
          <text:p text:style-name="P7">Es similar a <text:span text:style-name="T2">checkout</text:span> a diferencia que este elimina los commits::= <text:span text:style-name="T2">git reset </text:span><text:span text:style-name="T3">&lt;idCommit&gt;</text:span></text:p>
        </text:list-item>
        <text:list-item>
          <text:p text:style-name="P8">El <text:span text:style-name="T2">git reset</text:span> mas simple y no toca nuestro “<text:span text:style-name="T2">Working Area</text:span>” (No se mete con nuestro codigo).::<text:span text:style-name="T6">= </text:span><text:span text:style-name="T4">git reset - -soft &lt;idCommit&gt;.</text:span></text:p>
        </text:list-item>
        <text:list-item>
          <text:p text:style-name="P9">Este <text:span text:style-name="T2">git reset</text:span> borra el “<text:span text:style-name="T2">Staging Area</text:span>”, sin tocar el “<text:span text:style-name="T2">Working Area</text:span>”::<text:span text:style-name="T7">= </text:span><text:span text:style-name="T5">git reset - -mixed &lt;idCommit&gt;</text:span><text:span text:style-name="T7">.</text:span></text:p>
        </text:list-item>
        <text:list-item>
          <text:p text:style-name="P10">Este <text:span text:style-name="T2">git reset</text:span> borra absolutamente todo lo que hay en el commit::= <text:span text:style-name="T2">git reset - -hard</text:span> <text:span text:style-name="T3">&lt;idCommit&gt;</text:span><text:span text:style-name="T1">.</text:span></text:p>
        </text:list-item>
        <text:list-item>
          <text:p text:style-name="P12">Crear una rama::= <text:span text:style-name="T2">git branch &lt;NombreRama&gt;</text:span></text:p>
        </text:list-item>
        <text:list-item>
          <text:p text:style-name="P12">Acceder a una rama::= <text:span text:style-name="T2">git checkout &lt;nombreRama&gt;</text:span></text:p>
        </text:list-item>
        <text:list-item>
          <text:p text:style-name="P14"/>
        </text:list-item>
      </text:list>
      <text:p text:style-name="P11"/>
      <text:p text:style-name="P16">Conceptos:</text:p>
      <text:p text:style-name="P13"/>
      <text:p text:style-name="P13"><text:span text:style-name="T2">HEAD</text:span> es una referencia simbólica a la rama donde te encuentras en cada momento.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2T12:33:30.597529512</dc:date>
    <dc:creator>Felix </dc:creator>
    <meta:editing-duration>PT50M23S</meta:editing-duration>
    <meta:editing-cycles>21</meta:editing-cycles>
    <meta:document-statistic meta:table-count="0" meta:image-count="0" meta:object-count="0" meta:page-count="1" meta:paragraph-count="18" meta:word-count="212" meta:character-count="1233" meta:non-whitespace-character-count="1052"/>
  </office:meta>
</office:document-meta>
</file>